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61in"/>
    </style:style>
    <style:style style:name="co3" style:family="table-column">
      <style:table-column-properties fo:break-before="auto" style:column-width="1.3244in"/>
    </style:style>
    <style:style style:name="co4" style:family="table-column">
      <style:table-column-properties fo:break-before="auto" style:column-width="1.9429in"/>
    </style:style>
    <style:style style:name="co5" style:family="table-column">
      <style:table-column-properties fo:break-before="auto" style:column-width="1.4071in"/>
    </style:style>
    <style:style style:name="co6" style:family="table-column">
      <style:table-column-properties fo:break-before="auto" style:column-width="1.0417in"/>
    </style:style>
    <style:style style:name="co7" style:family="table-column">
      <style:table-column-properties fo:break-before="auto" style:column-width="1.0874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1.2984in"/>
    </style:style>
    <style:style style:name="co10" style:family="table-column">
      <style:table-column-properties fo:break-before="auto" style:column-width="1.0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Thời gian'.$A$2:.$A$5])" table:allow-empty-cell="true" table:display-list="unsorted" table:base-cell-address="'Tăng Tốc'.F3">
          <table:error-message table:message-type="stop" table:display="true"/>
        </table:content-validation>
        <table:content-validation table:name="val2" table:condition="of:cell-content-is-in-list([$'Thời gian'.$B$2:.$B$3])" table:allow-empty-cell="true" table:display-list="unsorted" table:base-cell-address="'Về Đích'.D3">
          <table:error-message table:message-type="stop" table:display="true"/>
        </table:content-validation>
        <table:content-validation table:name="val3" table:condition="of:cell-content-is-in-list([$'Thời gian'.$C$2:.$C$3])" table:allow-empty-cell="true" table:display-list="unsorted" table:base-cell-address="'Về Đích'.E3">
          <table:error-message table:message-type="stop" table:display="true"/>
        </table:content-validation>
      </table:content-validations>
      <table:table table:name="Khởi Độn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Câu Hỏi</text:p>
          </table:table-cell>
          <table:table-cell office:value-type="string" calcext:value-type="string">
            <text:p>Đáp Án</text:p>
          </table:table-cell>
          <table:table-cell office:value-type="string" calcext:value-type="string">
            <text:p>Âm Thanh (Nếu có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Phase 1 / 5 - Contestant 1) Question 1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Phase 1 / 5 - Contestant 1) Question 2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Phase 1 / 5 - Contestant 1) Question 3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Phase 1 / 5 - Contestant 1) Question 4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Phase 1 / 5 - Contestant 1) Question 5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Phase 1 / 5 - Contestant 1) Question 6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Phase 2 / 5 - Contestant 2) Question 1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Phase 2 / 5 - Contestant 2) Question 2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Phase 2 / 5 - Contestant 2) Question 3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Phase 2 / 5 - Contestant 2) Question 4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Phase 2 / 5 - Contestant 2) Question 5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Phase 2 / 5 - Contestant 2) Question 6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Phase 3 / 5 - Contestant 3) Question 1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Phase 3 / 5 - Contestant 3) Question 2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Phase 3 / 5 - Contestant 3) Question 3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Phase 3 / 5 - Contestant 3) Question 4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Phase 3 / 5 - Contestant 3) Question 5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Phase 3 / 5 - Contestant 3) Question 6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Phase 4 / 5 - Contestant 4) Question 1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Phase 4 / 5 - Contestant 4) Question 2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Phase 4 / 5 - Contestant 4) Question 3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Phase 4 / 5 - Contestant 4) Question 4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(Phase 4 / 5 - Contestant 4) Question 5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(Phase 4 / 5 - Contestant 4) Question 6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(Phase 5 / 5 - Bell) Question 1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(Phase 5 / 5 - Bell) Question 2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(Phase 5 / 5 - Bell) Question 3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Phase 5 / 5 - Bell) Question 4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(Phase 5 / 5 - Bell) Question 5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(Phase 5 / 5 - Bell) Question 6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(Phase 5 / 5 - Bell) Question 7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(Phase 5 / 5 - Bell) Question 8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(Phase 5 / 5 - Bell) Question 9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Phase 5 / 5 - Bell) Question 10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(Phase 5 / 5 - Bell) Question 11</text:p>
          </table:table-cell>
          <table:table-cell office:value-type="string" calcext:value-type="string">
            <text:p>Solu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Phase 5 / 5 - Bell) Question 12</text:p>
          </table:table-cell>
          <table:table-cell office:value-type="string" calcext:value-type="string">
            <text:p>Solution</text:p>
          </table:table-cell>
          <table:table-cell/>
        </table:table-row>
      </table:table>
      <table:table table:name="VCNV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Đáp án CNV</text:p>
          </table:table-cell>
          <table:table-cell office:value-type="string" calcext:value-type="string">
            <text:p>Câu Hỏi</text:p>
          </table:table-cell>
          <table:table-cell office:value-type="string" calcext:value-type="string">
            <text:p>Đáp Án Câu Hỏi (Gợi Ý CNV)</text:p>
          </table:table-cell>
          <table:table-cell office:value-type="string" calcext:value-type="string">
            <text:p>Hình Ảnh 1 góc CNV</text:p>
          </table:table-cell>
          <table:table-cell office:value-type="string" calcext:value-type="string">
            <text:p>Âm Thanh (Nếu có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Tăng Tốc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Câu hỏi</text:p>
          </table:table-cell>
          <table:table-cell office:value-type="string" calcext:value-type="string">
            <text:p>Ảnh (Nếu có)</text:p>
          </table:table-cell>
          <table:table-cell office:value-type="string" calcext:value-type="string">
            <text:p>Video (Nếu có)</text:p>
          </table:table-cell>
          <table:table-cell office:value-type="string" calcext:value-type="string">
            <text:p>Đáp Án</text:p>
          </table:table-cell>
          <table:table-cell office:value-type="string" calcext:value-type="string">
            <text:p>Thời gian (giây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content-validation-name="val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content-validation-name="val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content-validation-name="val1" office:value-type="float" office:value="40" calcext:value-type="float">
            <text:p>40</text:p>
          </table:table-cell>
        </table:table-row>
      </table:table>
      <table:table table:name="Về Đích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huc_hanh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câu hỏi</text:p>
          </table:table-cell>
          <table:table-cell office:value-type="string" calcext:value-type="string">
            <text:p>đáp án</text:p>
          </table:table-cell>
          <table:table-cell office:value-type="string" calcext:value-type="string">
            <text:p>điểm</text:p>
          </table:table-cell>
          <table:table-cell office:value-type="string" calcext:value-type="string">
            <text:p>thực hành (nếu có)</text:p>
          </table:table-cell>
          <table:table-cell office:value-type="string" calcext:value-type="string">
            <text:p>Video (nếu có)</text:p>
          </table:table-cell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/>
        </table:table-row>
      </table:table>
      <table:table table:name="Thời gian" table:style-name="ta1"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ời gian (giây)</text:p>
          </table:table-cell>
          <table:table-cell office:value-type="string" calcext:value-type="string">
            <text:p>Điểm</text:p>
          </table:table-cell>
          <table:table-cell office:value-type="string" calcext:value-type="string">
            <text:p>Thực hàn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00:33:11.201386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0:12:12.563288475</meta:creation-date>
    <dc:date>2024-04-05T00:46:08.641982687</dc:date>
    <meta:editing-duration>PT22M43S</meta:editing-duration>
    <meta:editing-cycles>3</meta:editing-cycles>
    <meta:generator>LibreOffice/24.2.1.2$Linux_X86_64 LibreOffice_project/db4def46b0453cc22e2d0305797cf981b68ef5ac</meta:generator>
    <meta:document-statistic meta:table-count="5" meta:cell-count="172" meta:object-count="0"/>
  </office:meta>
</office:document-meta>
</file>